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2" svg:font-family="'Source Code Pro'" style:font-pitch="fixed"/>
    <style:font-face style:name="Source Code Pro" svg:font-family="'Source Code Pro'" style:font-adornments="Bold" style:font-pitch="fixed"/>
    <style:font-face style:name="Source Code Pro1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7.25cm" fo:min-width="6.5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1cm"/>
      <style:paragraph-properties style:writing-mode="lr-tb"/>
    </style:style>
    <style:style style:name="gr7" style:family="graphic" style:parent-style-name="standard">
      <style:graphic-properties svg:stroke-color="#000000" draw:fill="solid" draw:fill-color="#b0ffff" draw:textarea-horizontal-align="justify" draw:textarea-vertical-align="middle" draw:auto-grow-height="false" fo:min-height="8.5cm" fo:min-width="6.5cm"/>
    </style:style>
    <style:style style:name="gr8" style:family="graphic" style:parent-style-name="standard">
      <style:graphic-properties svg:stroke-color="#b0ffff" draw:marker-start="Arrowheads_20_2" draw:marker-start-width="0.3cm" draw:marker-end="Square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0cm" fo:min-width="17.5cm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fe7f00" draw:textarea-horizontal-align="justify" draw:textarea-vertical-align="middle" draw:auto-grow-height="false" fo:min-height="12.69cm" fo:min-width="8.5cm"/>
    </style:style>
    <style:style style:name="gr13" style:family="graphic" style:parent-style-name="standard">
      <style:graphic-properties draw:stroke="none" svg:stroke-color="#000000" draw:fill="none" draw:fill-color="#ffffff" fo:min-height="0.6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15" style:family="graphic" style:parent-style-name="standard">
      <style:graphic-properties svg:stroke-color="#ffff00" draw:marker-start="Square" draw:marker-start-width="0.3cm" draw:marker-end="Arrowheads_20_4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96cm"/>
      <style:paragraph-properties style:writing-mode="lr-tb"/>
    </style:style>
    <style:style style:name="gr19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4.19cm" fo:min-width="16cm"/>
    </style:style>
    <style:style style:name="gr21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2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12.196cm" fo:min-width="8.5cm"/>
    </style:style>
    <style:style style:name="gr23" style:family="graphic" style:parent-style-name="standard">
      <style:graphic-properties draw:fill="solid" draw:fill-color="#fe7f00" draw:textarea-horizontal-align="justify" draw:textarea-vertical-align="middle" draw:auto-grow-height="false" fo:min-height="1cm" fo:min-width="6.75cm"/>
      <style:paragraph-properties style:writing-mode="lr-tb"/>
    </style:style>
    <style:style style:name="gr24" style:family="graphic" style:parent-style-name="standard">
      <style:graphic-properties draw:marker-start="Circle" draw:marker-start-width="0.3cm" draw:marker-end="Arrowheads_20_6" draw:marker-end-width="0.3cm" draw:textarea-vertical-align="middle"/>
    </style:style>
    <style:style style:name="gr25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8.196cm" fo:min-width="8.5cm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8.75cm" fo:min-width="8.5cm"/>
    </style:style>
    <style:style style:name="gr28" style:family="graphic" style:parent-style-name="standard">
      <style:graphic-properties svg:stroke-color="#000000" draw:fill="solid" draw:fill-color="#007ffe" draw:textarea-horizontal-align="justify" draw:textarea-vertical-align="middle" draw:auto-grow-height="false" fo:min-height="8.25cm" fo:min-width="8.5cm"/>
    </style:style>
    <style:style style:name="gr29" style:family="graphic" style:parent-style-name="objectwithoutfill">
      <style:graphic-properties draw:marker-end="Arrowheads_20_8" draw:marker-end-width="0.3cm" draw:fill="none" draw:textarea-vertical-align="middle"/>
    </style:style>
    <style:style style:name="gr30" style:family="graphic" style:parent-style-name="standard">
      <style:graphic-properties svg:stroke-color="#000000" draw:fill="solid" draw:fill-color="#7f00fe" draw:textarea-horizontal-align="justify" draw:textarea-vertical-align="middle" draw:auto-grow-height="false" fo:min-height="6.75cm" fo:min-width="8.5cm"/>
    </style:style>
    <style:style style:name="gr31" style:family="graphic" style:parent-style-name="standard">
      <style:graphic-properties draw:stroke="none" svg:stroke-color="#000000" draw:fill="none" draw:fill-color="#ffffff" fo:min-height="0.19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style:text-properties style:font-name="Source Code Pro2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Source Code Pro2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Source Code Pro2" fo:font-size="10pt" style:font-size-asian="18pt" style:font-size-complex="18pt"/>
    </style:style>
    <style:style style:name="P6" style:family="paragraph">
      <loext:graphic-properties draw:fill="none" draw:fill-color="#ffffff"/>
      <style:text-properties style:font-name="Source Code Pro2" fo:font-size="10pt" style:font-size-asian="18pt" style:font-size-complex="18pt"/>
    </style:style>
    <style:style style:name="P7" style:family="paragraph">
      <style:paragraph-properties fo:text-align="center"/>
      <style:text-properties style:font-name="Source Code Pro1" fo:font-size="10pt" style:font-size-asian="18pt" style:font-size-complex="18pt"/>
    </style:style>
    <style:style style:name="P8" style:family="paragraph">
      <loext:graphic-properties draw:fill="none" draw:fill-color="#ffffff"/>
      <style:text-properties style:font-name="Source Code Pro1" fo:font-size="10pt" style:font-size-asian="18pt" style:font-size-complex="18pt"/>
    </style:style>
    <style:style style:name="P9" style:family="paragraph">
      <loext:graphic-properties draw:fill="solid" draw:fill-color="#b0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style:font-name="Source Code Pro1" fo:font-size="8pt" style:font-size-asian="18pt" style:font-size-complex="18pt"/>
    </style:style>
    <style:style style:name="P12" style:family="paragraph">
      <loext:graphic-properties draw:fill="none" draw:fill-color="#ffffff"/>
      <style:text-properties style:font-name="Source Code Pro1" fo:font-size="8pt" style:font-size-asian="18pt" style:font-size-complex="18pt"/>
    </style:style>
    <style:style style:name="P13" style:family="paragraph">
      <loext:graphic-properties draw:fill="solid" draw:fill-color="#fe7f00"/>
      <style:paragraph-properties fo:text-align="center"/>
    </style:style>
    <style:style style:name="P14" style:family="paragraph">
      <style:text-properties style:font-name="Source Code Pro2"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5" style:family="paragraph">
      <loext:graphic-properties draw:fill="none" draw:fill-color="#ffffff"/>
      <style:text-properties style:font-name="Source Code Pro2"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Source Code Pro1" fo:font-size="10pt" style:font-size-asian="18pt" style:font-size-complex="18pt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style:paragraph-properties fo:text-align="center"/>
      <style:text-properties style:font-name="Source Code Pro1" fo:font-size="15pt" style:font-size-asian="18pt" style:font-size-complex="18pt"/>
    </style:style>
    <style:style style:name="P19" style:family="paragraph">
      <loext:graphic-properties draw:fill="solid" draw:fill-color="#fe7f00"/>
      <style:paragraph-properties fo:text-align="center"/>
      <style:text-properties style:font-name="Source Code Pro1" fo:font-size="15pt" style:font-size-asian="18pt" style:font-size-complex="18pt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="solid" draw:fill-color="#00ffff"/>
      <style:paragraph-properties fo:text-align="center"/>
    </style:style>
    <style:style style:name="P22" style:family="paragraph">
      <loext:graphic-properties draw:fill="solid" draw:fill-color="#007ffe"/>
      <style:paragraph-properties fo:text-align="center"/>
    </style:style>
    <style:style style:name="P23" style:family="paragraph">
      <loext:graphic-properties draw:fill="solid" draw:fill-color="#7f00fe"/>
      <style:paragraph-properties fo:text-align="center"/>
    </style:style>
    <style:style style:name="P24" style:family="paragraph">
      <style:text-properties style:font-name="Source Code Pro2" fo:font-size="8pt" style:font-size-asian="18pt" style:font-size-complex="18pt"/>
    </style:style>
    <style:style style:name="P25" style:family="paragraph">
      <loext:graphic-properties draw:fill="none" draw:fill-color="#ffffff"/>
      <style:text-properties style:font-name="Source Code Pro2" fo:font-size="8pt" style:font-size-asian="18pt" style:font-size-complex="18pt"/>
    </style:style>
    <style:style style:name="T1" style:family="text">
      <style:text-properties style:font-name="Source Code Pro2" fo:font-size="18pt" style:font-size-asian="18pt" style:font-size-complex="18pt"/>
    </style:style>
    <style:style style:name="T2" style:family="text">
      <style:text-properties style:font-name="Source Code Pro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Source Code Pro2" fo:font-size="10pt" style:font-size-asian="18pt" style:font-size-complex="18pt"/>
    </style:style>
    <style:style style:name="T4" style:family="text">
      <style:text-properties style:font-name="Source Code Pro2" fo:font-size="10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font-name="Source Code Pro2"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Source Code Pro1" fo:font-size="10pt" style:font-size-asian="18pt" style:font-size-complex="18pt"/>
    </style:style>
    <style:style style:name="T7" style:family="text">
      <style:text-properties style:font-name="Source Code Pro2" fo:font-size="1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style:font-name="Source Code Pro1" fo:font-size="8pt" style:font-size-asian="18pt" style:font-size-complex="18pt"/>
    </style:style>
    <style:style style:name="T9" style:family="text">
      <style:text-properties style:font-name="Source Code Pro2" fo:font-size="10pt" fo:font-weight="bold" style:font-size-asian="18pt" style:font-weight-asian="bold" style:font-size-complex="18pt" style:font-weight-complex="bold"/>
    </style:style>
    <style:style style:name="T10" style:family="text">
      <style:text-properties style:font-name="Source Code Pro2" fo:font-size="10pt" style:text-underline-style="none" style:font-size-asian="18pt" style:font-size-complex="18pt"/>
    </style:style>
    <style:style style:name="T11" style:family="text">
      <style:text-properties style:font-name="Source Code Pro2"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Source Code Pro2" fo:font-size="10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Source Code Pro2" fo:font-size="10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Source Code Pro1" fo:font-size="15pt" style:font-size-asian="18pt" style:font-size-complex="18pt"/>
    </style:style>
    <style:style style:name="T15" style:family="text">
      <style:text-properties style:font-name="Source Code Pro1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8pt"/>
    </style:style>
    <style:style style:name="T20" style:family="text">
      <style:text-properties fo:font-size="8pt" style:text-underline-style="solid" style:text-underline-width="auto" style:text-underline-color="font-color"/>
    </style:style>
    <style:style style:name="T21" style:family="text">
      <style:text-properties fo:font-size="8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7.5cm" svg:x="3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75cm" svg:height="1.052cm" svg:x="3.25cm" svg:y="1.75cm">
          <draw:text-box>
            <text:p text:style-name="P2"><text:span text:style-name="T1">Class </text:span><text:span text:style-name="T2">Directorio</text:span></text:p>
          </draw:text-box>
        </draw:frame>
        <draw:line draw:style-name="gr3" draw:text-style-name="P4" draw:layer="layout" svg:x1="3cm" svg:y1="2.75cm" svg:x2="10cm" svg:y2="2.75cm">
          <text:p/>
        </draw:line>
        <draw:frame draw:style-name="gr4" draw:text-style-name="P6" draw:layer="layout" svg:width="6.5cm" svg:height="1.141cm" svg:x="3.25cm" svg:y="2.75cm">
          <draw:text-box>
            <text:p text:style-name="P5"><text:span text:style-name="T3">Private </text:span><text:span text:style-name="T4">HashMap &lt;Cliente, String&gt;</text:span><text:span text:style-name="T3"> </text:span><text:span text:style-name="T5">globalList</text:span></text:p>
          </draw:text-box>
        </draw:frame>
        <draw:line draw:style-name="gr3" draw:text-style-name="P4" draw:layer="layout" svg:x1="3cm" svg:y1="4cm" svg:x2="10cm" svg:y2="4cm">
          <text:p/>
        </draw:line>
        <draw:frame draw:style-name="gr5" draw:text-style-name="P8" draw:layer="layout" svg:width="7.25cm" svg:height="0.696cm" svg:x="7.25cm" svg:y="0.804cm">
          <draw:text-box>
            <text:p text:style-name="P7"><text:span text:style-name="T6">Package directorio</text:span></text:p>
          </draw:text-box>
        </draw:frame>
        <draw:frame draw:style-name="gr6" draw:text-style-name="P6" draw:layer="layout" svg:width="6.75cm" svg:height="1.391cm" svg:x="3.25cm" svg:y="3.859cm">
          <draw:text-box>
            <text:p text:style-name="P5"><text:span text:style-name="T3">Public </text:span><text:span text:style-name="T4">Boolean</text:span><text:span text:style-name="T3"> </text:span><text:span text:style-name="T5">agregarCliente </text:span><text:span text:style-name="T7">(Cliente, String)</text:span></text:p>
          </draw:text-box>
        </draw:frame>
        <draw:frame draw:style-name="gr4" draw:text-style-name="P6" draw:layer="layout" svg:width="6.5cm" svg:height="1.141cm" svg:x="3.25cm" svg:y="5cm">
          <draw:text-box>
            <text:p text:style-name="P5"><text:span text:style-name="T3">Public </text:span><text:span text:style-name="T4">Boolean</text:span><text:span text:style-name="T3"> </text:span><text:span text:style-name="T5">borrarCliente </text:span><text:span text:style-name="T7">(String)</text:span></text:p>
          </draw:text-box>
        </draw:frame>
        <draw:frame draw:style-name="gr4" draw:text-style-name="P6" draw:layer="layout" svg:width="6.5cm" svg:height="1.141cm" svg:x="3.25cm" svg:y="6.25cm">
          <draw:text-box>
            <text:p text:style-name="P5"><text:span text:style-name="T3">Public </text:span><text:span text:style-name="T4">String</text:span><text:span text:style-name="T3"> </text:span><text:span text:style-name="T5">buscarCliente </text:span><text:span text:style-name="T7">(String)</text:span></text:p>
          </draw:text-box>
        </draw:frame>
        <draw:frame draw:style-name="gr4" draw:text-style-name="P6" draw:layer="layout" svg:width="6.5cm" svg:height="1.141cm" svg:x="3.25cm" svg:y="7.5cm">
          <draw:text-box>
            <text:p text:style-name="P5"><text:span text:style-name="T3">Public </text:span><text:span text:style-name="T4">ArrayList &lt;String&gt;</text:span><text:span text:style-name="T3"> </text:span><text:span text:style-name="T5">buscarTelefono </text:span><text:span text:style-name="T7">(String)</text:span></text:p>
          </draw:text-box>
        </draw:frame>
        <draw:custom-shape draw:style-name="gr7" draw:text-style-name="P9" draw:layer="layout" svg:width="7cm" svg:height="8.75cm" svg:x="12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75cm" svg:height="1.052cm" svg:x="12.25cm" svg:y="1.698cm">
          <draw:text-box>
            <text:p text:style-name="P2"><text:span text:style-name="T1">Class </text:span><text:span text:style-name="T2">Cliente</text:span></text:p>
          </draw:text-box>
        </draw:frame>
        <draw:line draw:style-name="gr3" draw:text-style-name="P4" draw:layer="layout" svg:x1="12cm" svg:y1="2.75cm" svg:x2="19cm" svg:y2="2.75cm">
          <text:p/>
        </draw:line>
        <draw:frame draw:style-name="gr4" draw:text-style-name="P6" draw:layer="layout" svg:width="6.5cm" svg:height="0.75cm" svg:x="12.25cm" svg:y="2.75cm">
          <draw:text-box>
            <text:p text:style-name="P5"><text:span text:style-name="T3">Private </text:span><text:span text:style-name="T4">String</text:span><text:span text:style-name="T3"> </text:span><text:span text:style-name="T5">primerNombre</text:span></text:p>
          </draw:text-box>
        </draw:frame>
        <draw:frame draw:style-name="gr4" draw:text-style-name="P6" draw:layer="layout" svg:width="6.5cm" svg:height="0.75cm" svg:x="12.25cm" svg:y="3.5cm">
          <draw:text-box>
            <text:p text:style-name="P5"><text:span text:style-name="T3">Private </text:span><text:span text:style-name="T4">String</text:span><text:span text:style-name="T3"> </text:span><text:span text:style-name="T5">nombre</text:span></text:p>
          </draw:text-box>
        </draw:frame>
        <draw:frame draw:style-name="gr4" draw:text-style-name="P6" draw:layer="layout" svg:width="6.5cm" svg:height="0.75cm" svg:x="12.25cm" svg:y="4.25cm">
          <draw:text-box>
            <text:p text:style-name="P5"><text:span text:style-name="T3">Private </text:span><text:span text:style-name="T4">String</text:span><text:span text:style-name="T3"> </text:span><text:span text:style-name="T5">ciudad</text:span></text:p>
          </draw:text-box>
        </draw:frame>
        <draw:line draw:style-name="gr8" draw:text-style-name="P10" draw:layer="layout" svg:x1="12cm" svg:y1="2.25cm" svg:x2="9.75cm" svg:y2="3.5cm">
          <text:p/>
        </draw:line>
        <draw:frame draw:style-name="gr9" draw:text-style-name="P12" draw:layer="layout" svg:width="2cm" svg:height="1.319cm" svg:x="10.25cm" svg:y="2.931cm">
          <draw:text-box>
            <text:p text:style-name="P11"><text:span text:style-name="T8">Tiene un...</text:span></text:p>
            <text:p text:style-name="P11"><text:span text:style-name="T8">(1-n)</text:span></text:p>
          </draw:text-box>
        </draw:frame>
        <draw:frame draw:style-name="gr4" draw:text-style-name="P6" draw:layer="layout" svg:width="6.5cm" svg:height="0.75cm" svg:x="12.25cm" svg:y="5cm">
          <draw:text-box>
            <text:p text:style-name="P5"><text:span text:style-name="T3">Private </text:span><text:span text:style-name="T4">String</text:span><text:span text:style-name="T3"> </text:span><text:span text:style-name="T5">dni</text:span></text:p>
          </draw:text-box>
        </draw:frame>
        <draw:line draw:style-name="gr3" draw:text-style-name="P4" draw:layer="layout" svg:x1="12cm" svg:y1="5.75cm" svg:x2="19cm" svg:y2="5.75cm">
          <text:p/>
        </draw:line>
        <draw:frame draw:style-name="gr4" draw:text-style-name="P6" draw:layer="layout" svg:width="6.5cm" svg:height="0.75cm" svg:x="12.25cm" svg:y="6cm">
          <draw:text-box>
            <text:p text:style-name="P5"><text:span text:style-name="T3">Public </text:span><text:span text:style-name="T4">String</text:span><text:span text:style-name="T3"> </text:span><text:span text:style-name="T5">getNombre </text:span><text:span text:style-name="T7">()</text:span></text:p>
          </draw:text-box>
        </draw:frame>
        <draw:frame draw:style-name="gr4" draw:text-style-name="P6" draw:layer="layout" svg:width="6.5cm" svg:height="0.75cm" svg:x="12.25cm" svg:y="6.75cm">
          <draw:text-box>
            <text:p text:style-name="P5"><text:span text:style-name="T3">Public </text:span><text:span text:style-name="T4">String</text:span><text:span text:style-name="T3"> </text:span><text:span text:style-name="T5">getdni </text:span><text:span text:style-name="T7">()</text:span></text:p>
          </draw:text-box>
        </draw:frame>
        <draw:frame draw:style-name="gr4" draw:text-style-name="P6" draw:layer="layout" svg:width="6.5cm" svg:height="0.75cm" svg:x="12.25cm" svg:y="7.5cm">
          <draw:text-box>
            <text:p text:style-name="P5"><text:span text:style-name="T3">Public </text:span><text:span text:style-name="T4">String</text:span><text:span text:style-name="T3"> </text:span><text:span text:style-name="T5">getApellido </text:span><text:span text:style-name="T7">()</text:span></text:p>
          </draw:text-box>
        </draw:frame>
        <draw:frame draw:style-name="gr4" draw:text-style-name="P6" draw:layer="layout" svg:width="6.5cm" svg:height="0.75cm" svg:x="12.25cm" svg:y="8.25cm">
          <draw:text-box>
            <text:p text:style-name="P5"><text:span text:style-name="T3">Public </text:span><text:span text:style-name="T4">String</text:span><text:span text:style-name="T3"> </text:span><text:span text:style-name="T5">getCiudad </text:span><text:span text:style-name="T7">()</text:span></text:p>
          </draw:text-box>
        </draw:frame>
        <draw:frame draw:style-name="gr4" draw:text-style-name="P6" draw:layer="layout" svg:width="6.5cm" svg:height="1.141cm" svg:x="12.25cm" svg:y="9cm">
          <draw:text-box>
            <text:p text:style-name="P5"><text:span text:style-name="T3">Public </text:span><text:span text:style-name="T9">Cliente</text:span><text:span text:style-name="T3"> </text:span><text:span text:style-name="T7">(String, String, String, String)</text:span></text:p>
          </draw:text-box>
        </draw:frame>
        <draw:custom-shape draw:style-name="gr10" draw:text-style-name="P4" draw:layer="layout" svg:width="18cm" svg:height="10.25cm" svg:x="1.75cm" svg:y="1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11.25cm" svg:x2="4cm" svg:y2="13cm">
          <text:p/>
        </draw:line>
        <draw:custom-shape draw:style-name="gr12" draw:text-style-name="P13" draw:layer="layout" svg:width="9cm" svg:height="12.94cm" svg:x="2.25cm" svg:y="1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9cm" svg:height="1.25cm" svg:x="2.5cm" svg:y="14.25cm">
          <draw:text-box>
            <text:p text:style-name="P2"><text:span text:style-name="T1">Class </text:span><text:span text:style-name="T2">PaginasAmarillas</text:span></text:p>
          </draw:text-box>
        </draw:frame>
        <draw:line draw:style-name="gr3" draw:text-style-name="P4" draw:layer="layout" svg:x1="2.25cm" svg:y1="15.75cm" svg:x2="11.25cm" svg:y2="15.75cm">
          <text:p/>
        </draw:line>
        <draw:frame draw:style-name="gr5" draw:text-style-name="P6" draw:layer="layout" svg:width="8.75cm" svg:height="0.696cm" svg:x="2.5cm" svg:y="15.75cm">
          <draw:text-box>
            <text:p text:style-name="P5"><text:span text:style-name="T3">Public </text:span><text:span text:style-name="T4">Directorio</text:span><text:span text:style-name="T10"> </text:span><text:span text:style-name="T5">globalList</text:span></text:p>
          </draw:text-box>
        </draw:frame>
        <draw:line draw:style-name="gr3" draw:text-style-name="P4" draw:layer="layout" svg:x1="2.25cm" svg:y1="20cm" svg:x2="11.25cm" svg:y2="20cm">
          <text:p/>
        </draw:line>
        <draw:frame draw:style-name="gr13" draw:text-style-name="P6" draw:layer="layout" svg:width="8.75cm" svg:height="0.891cm" svg:x="2.5cm" svg:y="16.359cm">
          <draw:text-box>
            <text:p text:style-name="P5"><text:span text:style-name="T3">Private </text:span><text:span text:style-name="T4">JButton</text:span><text:span text:style-name="T3"> </text:span><text:span text:style-name="T5">AddButton</text:span></text:p>
          </draw:text-box>
        </draw:frame>
        <draw:frame draw:style-name="gr5" draw:text-style-name="P6" draw:layer="layout" svg:width="8.75cm" svg:height="0.696cm" svg:x="2.5cm" svg:y="16.804cm">
          <draw:text-box>
            <text:p text:style-name="P5"><text:span text:style-name="T3">Private </text:span><text:span text:style-name="T4">JButton</text:span><text:span text:style-name="T3"> </text:span><text:span text:style-name="T5">SearchButton</text:span></text:p>
          </draw:text-box>
        </draw:frame>
        <draw:frame draw:style-name="gr14" draw:text-style-name="P6" draw:layer="layout" svg:width="8.75cm" svg:height="1.141cm" svg:x="2.5cm" svg:y="20cm">
          <draw:text-box>
            <text:p text:style-name="P5"><text:span text:style-name="T3">Private </text:span><text:span text:style-name="T4">Void</text:span><text:span text:style-name="T3"> </text:span><text:span text:style-name="T5">AddButtonActionPerformed </text:span><text:span text:style-name="T7">(ActionEvent)</text:span></text:p>
          </draw:text-box>
        </draw:frame>
        <draw:frame draw:style-name="gr14" draw:text-style-name="P6" draw:layer="layout" svg:width="9cm" svg:height="1.141cm" svg:x="2.5cm" svg:y="21cm">
          <draw:text-box>
            <text:p text:style-name="P5"><text:span text:style-name="T3">Private </text:span><text:span text:style-name="T4">Void</text:span><text:span text:style-name="T3"> </text:span><text:span text:style-name="T5">SearchButtonActionPerformed </text:span><text:span text:style-name="T7">(ActionEvent)</text:span></text:p>
          </draw:text-box>
        </draw:frame>
        <draw:frame draw:style-name="gr5" draw:text-style-name="P15" draw:layer="layout" svg:width="8.75cm" svg:height="0.696cm" svg:x="2.5cm" svg:y="15.054cm">
          <draw:text-box>
            <text:p text:style-name="P14"><text:span text:style-name="T11">Extends</text:span><text:span text:style-name="T5"> javax.swing.JFrame</text:span></text:p>
          </draw:text-box>
        </draw:frame>
        <draw:frame draw:style-name="gr5" draw:text-style-name="P6" draw:layer="layout" svg:width="8.75cm" svg:height="0.696cm" svg:x="2.5cm" svg:y="17.304cm">
          <draw:text-box>
            <text:p text:style-name="P5"><text:span text:style-name="T3">Private </text:span><text:span text:style-name="T4">JButton</text:span><text:span text:style-name="T3"> </text:span><text:span text:style-name="T5">SearchByNumberButton</text:span></text:p>
          </draw:text-box>
        </draw:frame>
        <draw:frame draw:style-name="gr5" draw:text-style-name="P6" draw:layer="layout" svg:width="8.75cm" svg:height="0.696cm" svg:x="2.5cm" svg:y="17.804cm">
          <draw:text-box>
            <text:p text:style-name="P5"><text:span text:style-name="T3">Private </text:span><text:span text:style-name="T4">JButton</text:span><text:span text:style-name="T3"> </text:span><text:span text:style-name="T5">SearchCityButton</text:span></text:p>
          </draw:text-box>
        </draw:frame>
        <draw:frame draw:style-name="gr5" draw:text-style-name="P6" draw:layer="layout" svg:width="8.75cm" svg:height="0.696cm" svg:x="2.5cm" svg:y="18.25cm">
          <draw:text-box>
            <text:p text:style-name="P5"><text:span text:style-name="T3">Private </text:span><text:span text:style-name="T4">JButton</text:span><text:span text:style-name="T3"> </text:span><text:span text:style-name="T5">DeleteButton</text:span></text:p>
          </draw:text-box>
        </draw:frame>
        <draw:frame draw:style-name="gr14" draw:text-style-name="P6" draw:layer="layout" svg:width="9cm" svg:height="1.586cm" svg:x="2.5cm" svg:y="22cm">
          <draw:text-box>
            <text:p text:style-name="P5"><text:span text:style-name="T3">Private </text:span><text:span text:style-name="T4">Void</text:span><text:span text:style-name="T3"> </text:span><text:span text:style-name="T5">SearchByNumberButtonActionPerformed </text:span><text:span text:style-name="T7">(ActionEvent)</text:span></text:p>
          </draw:text-box>
        </draw:frame>
        <draw:frame draw:style-name="gr14" draw:text-style-name="P6" draw:layer="layout" svg:width="9cm" svg:height="1.586cm" svg:x="2.5cm" svg:y="23.5cm">
          <draw:text-box>
            <text:p text:style-name="P5"><text:span text:style-name="T3">Private </text:span><text:span text:style-name="T4">Void</text:span><text:span text:style-name="T3"> </text:span><text:span text:style-name="T5">SearchCityButtonActionPerformed </text:span><text:span text:style-name="T7">(ActionEvent)</text:span></text:p>
          </draw:text-box>
        </draw:frame>
        <draw:frame draw:style-name="gr5" draw:text-style-name="P6" draw:layer="layout" svg:width="8.75cm" svg:height="0.696cm" svg:x="2.5cm" svg:y="18.75cm">
          <draw:text-box>
            <text:p text:style-name="P5"><text:span text:style-name="T3">Private </text:span><text:span text:style-name="T4">JDesktopPane</text:span><text:span text:style-name="T3"> </text:span><text:span text:style-name="T5">jDesktopPane1</text:span></text:p>
          </draw:text-box>
        </draw:frame>
        <draw:frame draw:style-name="gr5" draw:text-style-name="P6" draw:layer="layout" svg:width="8.75cm" svg:height="0.696cm" svg:x="2.5cm" svg:y="19.304cm">
          <draw:text-box>
            <text:p text:style-name="P5"><text:span text:style-name="T3">Private </text:span><text:span text:style-name="T4">JLabel</text:span><text:span text:style-name="T3"> </text:span><text:span text:style-name="T5">jLabel1</text:span></text:p>
          </draw:text-box>
        </draw:frame>
        <draw:frame draw:style-name="gr14" draw:text-style-name="P6" draw:layer="layout" svg:width="9cm" svg:height="1.141cm" svg:x="2.5cm" svg:y="24.914cm">
          <draw:text-box>
            <text:p text:style-name="P5"><text:span text:style-name="T3">Private </text:span><text:span text:style-name="T4">Void</text:span><text:span text:style-name="T3"> </text:span><text:span text:style-name="T5">DeleteButtonActionPerformed </text:span><text:span text:style-name="T7">(ActionEvent)</text:span></text:p>
          </draw:text-box>
        </draw:frame>
        <draw:line draw:style-name="gr15" draw:text-style-name="P10" draw:layer="layout" svg:x1="5cm" svg:y1="14.25cm" svg:x2="5cm" svg:y2="9cm">
          <text:p/>
        </draw:line>
        <draw:frame draw:style-name="gr16" draw:text-style-name="P12" draw:layer="layout" svg:width="2.198cm" svg:height="0.963cm" svg:x="5cm" svg:y="11.5cm">
          <draw:text-box>
            <text:p text:style-name="P11"><text:span text:style-name="T8">Depende de… (1-1)</text:span></text:p>
          </draw:text-box>
        </draw:frame>
        <draw:frame draw:style-name="gr17" draw:text-style-name="P6" draw:layer="layout" svg:width="8.75cm" svg:height="0.696cm" svg:x="2.5cm" svg:y="25.859cm">
          <draw:text-box>
            <text:p text:style-name="P5"><text:span text:style-name="T3">Public </text:span><text:span text:style-name="T12">PaginasAmarillas</text:span><text:span text:style-name="T3"> </text:span><text:span text:style-name="T7">(Directorio)</text:span></text:p>
          </draw:text-box>
        </draw:frame>
        <draw:frame draw:style-name="gr17" draw:text-style-name="P6" draw:layer="layout" svg:width="8.75cm" svg:height="0.696cm" svg:x="2.5cm" svg:y="26.25cm">
          <draw:text-box>
            <text:p text:style-name="P5"><text:span text:style-name="T3">Private </text:span><text:span text:style-name="T4">Void</text:span><text:span text:style-name="T3"> </text:span><text:span text:style-name="T13">initComponents</text:span><text:span text:style-name="T3"> </text:span><text:span text:style-name="T7">()</text:span></text:p>
          </draw:text-box>
        </draw:frame>
        <draw:frame draw:style-name="gr5" draw:text-style-name="P8" draw:layer="layout" svg:width="7.25cm" svg:height="0.696cm" svg:x="8cm" svg:y="12.804cm">
          <draw:text-box>
            <text:p text:style-name="P7"><text:span text:style-name="T6">Package directorio.vista</text:span></text:p>
          </draw:text-box>
        </draw:frame>
        <draw:frame draw:style-name="gr18" draw:text-style-name="P16" draw:layer="layout" svg:width="4.25cm" svg:height="1.586cm" svg:x="14cm" svg:y="17.304cm">
          <draw:text-box>
            <text:p text:style-name="P7"><text:span text:style-name="T6">El resto de directorio.vista</text:span></text:p>
            <text:p text:style-name="P7"><text:span text:style-name="T6">(ver página 2)</text:span></text:p>
          </draw:text-box>
        </draw:frame>
        <draw:line draw:style-name="gr19" draw:text-style-name="P10" draw:layer="layout" svg:x1="11cm" svg:y1="22.25cm" svg:x2="14.25cm" svg:y2="18.25cm">
          <text:p/>
        </draw:line>
        <draw:frame draw:style-name="gr2" draw:text-style-name="P12" draw:layer="layout" svg:width="1.75cm" svg:height="1cm" svg:x="11.75cm" svg:y="18.5cm">
          <draw:text-box>
            <text:p text:style-name="P11"><text:span text:style-name="T8">Usa un</text:span></text:p>
            <text:p text:style-name="P11"><text:span text:style-name="T8">(1-1)</text:span></text:p>
          </draw:text-box>
        </draw:frame>
        <draw:custom-shape draw:style-name="gr20" draw:text-style-name="P4" draw:layer="layout" svg:width="16.5cm" svg:height="14.44cm" svg:x="1.5cm" svg:y="12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6" draw:layer="layout" svg:width="7.25cm" svg:height="0.696cm" svg:x="2.75cm" svg:y="1.25cm">
          <draw:text-box>
            <text:p text:style-name="P7"><text:span text:style-name="T6">Package directorio.vista</text:span></text:p>
          </draw:text-box>
        </draw:frame>
        <draw:custom-shape draw:style-name="gr22" draw:text-style-name="P17" draw:layer="layout" svg:width="9cm" svg:height="12.446cm" svg:x="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9cm" svg:height="1.25cm" svg:x="1.25cm" svg:y="2.25cm">
          <draw:text-box>
            <text:p text:style-name="P2"><text:span text:style-name="T1">Class </text:span><text:span text:style-name="T2">AgregarCliente</text:span></text:p>
          </draw:text-box>
        </draw:frame>
        <draw:line draw:style-name="gr3" draw:text-style-name="P4" draw:layer="layout" svg:x1="1cm" svg:y1="3.75cm" svg:x2="10cm" svg:y2="3.75cm">
          <text:p/>
        </draw:line>
        <draw:frame draw:style-name="gr21" draw:text-style-name="P6" draw:layer="layout" svg:width="8.75cm" svg:height="0.696cm" svg:x="1.25cm" svg:y="3.75cm">
          <draw:text-box>
            <text:p text:style-name="P5"><text:span text:style-name="T3">Public </text:span><text:span text:style-name="T4">Directorio</text:span><text:span text:style-name="T10"> </text:span><text:span text:style-name="T5">globalList</text:span></text:p>
          </draw:text-box>
        </draw:frame>
        <draw:line draw:style-name="gr3" draw:text-style-name="P4" draw:layer="layout" svg:x1="1cm" svg:y1="11.25cm" svg:x2="10cm" svg:y2="11.25cm">
          <text:p/>
        </draw:line>
        <draw:frame draw:style-name="gr13" draw:text-style-name="P6" draw:layer="layout" svg:width="8.75cm" svg:height="0.891cm" svg:x="1.25cm" svg:y="4.359cm">
          <draw:text-box>
            <text:p text:style-name="P5"><text:span text:style-name="T3">Private </text:span><text:span text:style-name="T4">JButton</text:span><text:span text:style-name="T3"> </text:span><text:span text:style-name="T5">Agregar</text:span></text:p>
          </draw:text-box>
        </draw:frame>
        <draw:frame draw:style-name="gr21" draw:text-style-name="P6" draw:layer="layout" svg:width="8.75cm" svg:height="0.696cm" svg:x="1.25cm" svg:y="4.804cm">
          <draw:text-box>
            <text:p text:style-name="P5"><text:span text:style-name="T3">Private </text:span><text:span text:style-name="T4">JButton</text:span><text:span text:style-name="T3"> </text:span><text:span text:style-name="T5">Limpiar</text:span></text:p>
          </draw:text-box>
        </draw:frame>
        <draw:frame draw:style-name="gr21" draw:text-style-name="P6" draw:layer="layout" svg:width="8.75cm" svg:height="0.696cm" svg:x="1.25cm" svg:y="8cm">
          <draw:text-box>
            <text:p text:style-name="P5"><text:span text:style-name="T3">Private </text:span><text:span text:style-name="T4">JLabel</text:span><text:span text:style-name="T3"> </text:span><text:span text:style-name="T5">Title0</text:span></text:p>
          </draw:text-box>
        </draw:frame>
        <draw:frame draw:style-name="gr21" draw:text-style-name="P6" draw:layer="layout" svg:width="9cm" svg:height="0.696cm" svg:x="1.25cm" svg:y="8.555cm">
          <draw:text-box>
            <text:p text:style-name="P5"><text:span text:style-name="T3">Private </text:span><text:span text:style-name="T4">JLabel</text:span><text:span text:style-name="T3"> </text:span><text:span text:style-name="T5">Title1</text:span></text:p>
          </draw:text-box>
        </draw:frame>
        <draw:frame draw:style-name="gr21" draw:text-style-name="P15" draw:layer="layout" svg:width="8.75cm" svg:height="0.696cm" svg:x="1.25cm" svg:y="3.054cm">
          <draw:text-box>
            <text:p text:style-name="P14"><text:span text:style-name="T11">Extends</text:span><text:span text:style-name="T5"> javax.swing.JInternalFrame</text:span></text:p>
          </draw:text-box>
        </draw:frame>
        <draw:frame draw:style-name="gr21" draw:text-style-name="P6" draw:layer="layout" svg:width="8.75cm" svg:height="0.696cm" svg:x="1.25cm" svg:y="5.304cm">
          <draw:text-box>
            <text:p text:style-name="P5"><text:span text:style-name="T3">Private </text:span><text:span text:style-name="T4">JTextField</text:span><text:span text:style-name="T3"> </text:span><text:span text:style-name="T5">Input0</text:span></text:p>
          </draw:text-box>
        </draw:frame>
        <draw:frame draw:style-name="gr21" draw:text-style-name="P6" draw:layer="layout" svg:width="8.75cm" svg:height="0.696cm" svg:x="1.25cm" svg:y="5.804cm">
          <draw:text-box>
            <text:p text:style-name="P5"><text:span text:style-name="T3">Private </text:span><text:span text:style-name="T4">JTextField</text:span><text:span text:style-name="T3"> </text:span><text:span text:style-name="T5">Input1</text:span></text:p>
          </draw:text-box>
        </draw:frame>
        <draw:frame draw:style-name="gr21" draw:text-style-name="P6" draw:layer="layout" svg:width="8.75cm" svg:height="0.696cm" svg:x="1.25cm" svg:y="6.25cm">
          <draw:text-box>
            <text:p text:style-name="P5"><text:span text:style-name="T3">Private </text:span><text:span text:style-name="T4">JTextField</text:span><text:span text:style-name="T3"> </text:span><text:span text:style-name="T5">Input2</text:span></text:p>
          </draw:text-box>
        </draw:frame>
        <draw:frame draw:style-name="gr14" draw:text-style-name="P6" draw:layer="layout" svg:width="9cm" svg:height="1.141cm" svg:x="1.25cm" svg:y="11.196cm">
          <draw:text-box>
            <text:p text:style-name="P5"><text:span text:style-name="T3">Private </text:span><text:span text:style-name="T4">Void</text:span><text:span text:style-name="T3"> </text:span><text:span text:style-name="T5">AgregarActionPerformed </text:span><text:span text:style-name="T7">(ActionEvent)</text:span></text:p>
          </draw:text-box>
        </draw:frame>
        <draw:frame draw:style-name="gr21" draw:text-style-name="P6" draw:layer="layout" svg:width="8.75cm" svg:height="0.696cm" svg:x="1.25cm" svg:y="6.75cm">
          <draw:text-box>
            <text:p text:style-name="P5"><text:span text:style-name="T3">Private </text:span><text:span text:style-name="T4">JTextField</text:span><text:span text:style-name="T3"> </text:span><text:span text:style-name="T5">Input3</text:span></text:p>
          </draw:text-box>
        </draw:frame>
        <draw:frame draw:style-name="gr21" draw:text-style-name="P6" draw:layer="layout" svg:width="8.75cm" svg:height="0.696cm" svg:x="1.25cm" svg:y="7.304cm">
          <draw:text-box>
            <text:p text:style-name="P5"><text:span text:style-name="T3">Private </text:span><text:span text:style-name="T4">JTextField</text:span><text:span text:style-name="T3"> </text:span><text:span text:style-name="T5">NInput0</text:span></text:p>
          </draw:text-box>
        </draw:frame>
        <draw:frame draw:style-name="gr14" draw:text-style-name="P6" draw:layer="layout" svg:width="9cm" svg:height="1.141cm" svg:x="1.25cm" svg:y="12.196cm">
          <draw:text-box>
            <text:p text:style-name="P5"><text:span text:style-name="T3">Private </text:span><text:span text:style-name="T4">Void</text:span><text:span text:style-name="T3"> </text:span><text:span text:style-name="T5">LimpiarActionPerformed </text:span><text:span text:style-name="T7">(ActionEvent)</text:span></text:p>
          </draw:text-box>
        </draw:frame>
        <draw:frame draw:style-name="gr21" draw:text-style-name="P6" draw:layer="layout" svg:width="8.75cm" svg:height="0.696cm" svg:x="1.25cm" svg:y="13.196cm">
          <draw:text-box>
            <text:p text:style-name="P5"><text:span text:style-name="T3">Public </text:span><text:span text:style-name="T12">AgregarCliente</text:span><text:span text:style-name="T3"> </text:span><text:span text:style-name="T7">(Directorio)</text:span></text:p>
          </draw:text-box>
        </draw:frame>
        <draw:frame draw:style-name="gr21" draw:text-style-name="P6" draw:layer="layout" svg:width="8.75cm" svg:height="0.696cm" svg:x="1.25cm" svg:y="13.696cm">
          <draw:text-box>
            <text:p text:style-name="P5"><text:span text:style-name="T3">Private </text:span><text:span text:style-name="T4">Void</text:span><text:span text:style-name="T3"> </text:span><text:span text:style-name="T13">initComponents</text:span><text:span text:style-name="T3"> </text:span><text:span text:style-name="T7">()</text:span></text:p>
          </draw:text-box>
        </draw:frame>
        <draw:frame draw:style-name="gr21" draw:text-style-name="P6" draw:layer="layout" svg:width="9cm" svg:height="0.696cm" svg:x="1.25cm" svg:y="9cm">
          <draw:text-box>
            <text:p text:style-name="P5"><text:span text:style-name="T3">Private </text:span><text:span text:style-name="T4">JLabel</text:span><text:span text:style-name="T3"> </text:span><text:span text:style-name="T5">Title2</text:span></text:p>
          </draw:text-box>
        </draw:frame>
        <draw:frame draw:style-name="gr21" draw:text-style-name="P6" draw:layer="layout" svg:width="9cm" svg:height="0.696cm" svg:x="1.25cm" svg:y="9.446cm">
          <draw:text-box>
            <text:p text:style-name="P5"><text:span text:style-name="T3">Private </text:span><text:span text:style-name="T4">JLabel</text:span><text:span text:style-name="T3"> </text:span><text:span text:style-name="T5">Title3</text:span></text:p>
          </draw:text-box>
        </draw:frame>
        <draw:frame draw:style-name="gr21" draw:text-style-name="P6" draw:layer="layout" svg:width="9cm" svg:height="0.696cm" svg:x="1.25cm" svg:y="10cm">
          <draw:text-box>
            <text:p text:style-name="P5"><text:span text:style-name="T3">Private </text:span><text:span text:style-name="T4">JLabel</text:span><text:span text:style-name="T3"> </text:span><text:span text:style-name="T5">Title4</text:span></text:p>
          </draw:text-box>
        </draw:frame>
        <draw:frame draw:style-name="gr21" draw:text-style-name="P6" draw:layer="layout" svg:width="9cm" svg:height="0.696cm" svg:x="1.25cm" svg:y="10.446cm">
          <draw:text-box>
            <text:p text:style-name="P5"><text:span text:style-name="T3">Private </text:span><text:span text:style-name="T4">JLabel</text:span><text:span text:style-name="T3"> </text:span><text:span text:style-name="T5">Title5</text:span></text:p>
          </draw:text-box>
        </draw:frame>
        <draw:custom-shape draw:style-name="gr23" draw:text-style-name="P19" xml:id="id1" draw:id="id1" draw:layer="layout" svg:width="7.25cm" svg:height="1.25cm" svg:x="12.75cm" svg:y="2cm">
          <text:p text:style-name="P18"><text:span text:style-name="T14">Class </text:span><text:span text:style-name="T15">PaginasAmaril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0" draw:layer="layout" svg:x1="13.25cm" svg:y1="2.25cm" svg:x2="10cm" svg:y2="2.25cm">
          <text:p/>
        </draw:line>
        <draw:custom-shape draw:style-name="gr25" draw:text-style-name="P20" draw:layer="layout" svg:width="9cm" svg:height="8.446cm" svg:x="11.5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9cm" svg:height="1.25cm" svg:x="11.75cm" svg:y="4.054cm">
          <draw:text-box>
            <text:p text:style-name="P2"><text:span text:style-name="T1">Class </text:span><text:span text:style-name="T2">BorrarCliente</text:span></text:p>
          </draw:text-box>
        </draw:frame>
        <draw:line draw:style-name="gr3" draw:text-style-name="P4" draw:layer="layout" svg:x1="11.5cm" svg:y1="5.554cm" svg:x2="20.5cm" svg:y2="5.554cm">
          <text:p/>
        </draw:line>
        <draw:frame draw:style-name="gr21" draw:text-style-name="P6" draw:layer="layout" svg:width="8.75cm" svg:height="0.696cm" svg:x="11.75cm" svg:y="5.554cm">
          <draw:text-box>
            <text:p text:style-name="P5"><text:span text:style-name="T3">Public </text:span><text:span text:style-name="T4">Directorio</text:span><text:span text:style-name="T10"> </text:span><text:span text:style-name="T5">globalList</text:span></text:p>
          </draw:text-box>
        </draw:frame>
        <draw:line draw:style-name="gr3" draw:text-style-name="P4" draw:layer="layout" svg:x1="11.5cm" svg:y1="8.75cm" svg:x2="20.5cm" svg:y2="8.75cm">
          <text:p/>
        </draw:line>
        <draw:frame draw:style-name="gr13" draw:text-style-name="P6" draw:layer="layout" svg:width="8.75cm" svg:height="0.891cm" svg:x="11.75cm" svg:y="6.163cm">
          <draw:text-box>
            <text:p text:style-name="P5"><text:span text:style-name="T3">Private </text:span><text:span text:style-name="T4">JButton</text:span><text:span text:style-name="T3"> </text:span><text:span text:style-name="T5">Borrar</text:span></text:p>
          </draw:text-box>
        </draw:frame>
        <draw:frame draw:style-name="gr21" draw:text-style-name="P6" draw:layer="layout" svg:width="8.75cm" svg:height="0.696cm" svg:x="11.75cm" svg:y="6.608cm">
          <draw:text-box>
            <text:p text:style-name="P5"><text:span text:style-name="T3">Private </text:span><text:span text:style-name="T4">JButton</text:span><text:span text:style-name="T3"> </text:span><text:span text:style-name="T5">Limpiar</text:span></text:p>
          </draw:text-box>
        </draw:frame>
        <draw:frame draw:style-name="gr21" draw:text-style-name="P15" draw:layer="layout" svg:width="8.75cm" svg:height="0.696cm" svg:x="11.75cm" svg:y="4.858cm">
          <draw:text-box>
            <text:p text:style-name="P14"><text:span text:style-name="T11">Extends</text:span><text:span text:style-name="T5"> javax.swing.JInternalFrame</text:span></text:p>
          </draw:text-box>
        </draw:frame>
        <draw:frame draw:style-name="gr21" draw:text-style-name="P6" draw:layer="layout" svg:width="8.75cm" svg:height="0.696cm" svg:x="11.75cm" svg:y="7.108cm">
          <draw:text-box>
            <text:p text:style-name="P5"><text:span text:style-name="T3">Private </text:span><text:span text:style-name="T4">JTextField</text:span><text:span text:style-name="T3"> </text:span><text:span text:style-name="T5">Input0</text:span></text:p>
          </draw:text-box>
        </draw:frame>
        <draw:frame draw:style-name="gr21" draw:text-style-name="P6" draw:layer="layout" svg:width="8.75cm" svg:height="0.696cm" svg:x="11.75cm" svg:y="7.608cm">
          <draw:text-box>
            <text:p text:style-name="P5"><text:span text:style-name="T3">Private </text:span><text:span text:style-name="T4">JLabel</text:span><text:span text:style-name="T3"> </text:span><text:span text:style-name="T5">Title0</text:span></text:p>
          </draw:text-box>
        </draw:frame>
        <draw:frame draw:style-name="gr21" draw:text-style-name="P6" draw:layer="layout" svg:width="8.75cm" svg:height="0.696cm" svg:x="11.75cm" svg:y="8.054cm">
          <draw:text-box>
            <text:p text:style-name="P5"><text:span text:style-name="T3">Private </text:span><text:span text:style-name="T4">JLabel</text:span><text:span text:style-name="T3"> </text:span><text:span text:style-name="T5">Status</text:span></text:p>
          </draw:text-box>
        </draw:frame>
        <draw:frame draw:style-name="gr14" draw:text-style-name="P6" draw:layer="layout" svg:width="9cm" svg:height="1.141cm" svg:x="11.75cm" svg:y="8.859cm">
          <draw:text-box>
            <text:p text:style-name="P5"><text:span text:style-name="T3">Private </text:span><text:span text:style-name="T4">Void</text:span><text:span text:style-name="T3"> </text:span><text:span text:style-name="T5">BorrarActionPerformed </text:span><text:span text:style-name="T7">(ActionEvent)</text:span></text:p>
          </draw:text-box>
        </draw:frame>
        <draw:frame draw:style-name="gr14" draw:text-style-name="P6" draw:layer="layout" svg:width="9cm" svg:height="1.141cm" svg:x="11.75cm" svg:y="10cm">
          <draw:text-box>
            <text:p text:style-name="P5"><text:span text:style-name="T3">Private </text:span><text:span text:style-name="T4">Void</text:span><text:span text:style-name="T3"> </text:span><text:span text:style-name="T5">LimpiarActionPerformed </text:span><text:span text:style-name="T7">(ActionEvent)</text:span></text:p>
          </draw:text-box>
        </draw:frame>
        <draw:frame draw:style-name="gr21" draw:text-style-name="P6" draw:layer="layout" svg:width="8.75cm" svg:height="0.696cm" svg:x="11.75cm" svg:y="11cm">
          <draw:text-box>
            <text:p text:style-name="P5"><text:span text:style-name="T3">Public </text:span><text:span text:style-name="T12">BorrarCliente</text:span><text:span text:style-name="T3"> </text:span><text:span text:style-name="T7">(Directorio)</text:span></text:p>
          </draw:text-box>
        </draw:frame>
        <draw:frame draw:style-name="gr21" draw:text-style-name="P6" draw:layer="layout" svg:width="8.75cm" svg:height="0.696cm" svg:x="11.75cm" svg:y="11.554cm">
          <draw:text-box>
            <text:p text:style-name="P5"><text:span text:style-name="T3">Private </text:span><text:span text:style-name="T4">Void</text:span><text:span text:style-name="T3"> </text:span><text:span text:style-name="T13">initComponents</text:span><text:span text:style-name="T3"> </text:span><text:span text:style-name="T7">()</text:span></text:p>
          </draw:text-box>
        </draw:frame>
        <draw:connector draw:style-name="gr26" draw:text-style-name="P4" draw:layer="layout" draw:line-skew="-0.875cm" svg:x1="12.75cm" svg:y1="2.625cm" svg:x2="10cm" svg:y2="18.902cm" draw:start-shape="id1" draw:start-glue-point="3" draw:end-shape="id2" draw:end-glue-point="1" svg:d="M12750 2625h-2250v16277h-500" svg:viewBox="0 0 2751 16278">
          <text:p/>
        </draw:connector>
        <draw:custom-shape draw:style-name="gr27" draw:text-style-name="P21" draw:layer="layout" svg:width="9cm" svg:height="9cm" svg:x="1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9cm" svg:height="1.25cm" svg:x="1.25cm" svg:y="15cm">
          <draw:text-box>
            <text:p text:style-name="P2">Class <text:span text:style-name="T16">BuscarTelefono</text:span></text:p>
          </draw:text-box>
        </draw:frame>
        <draw:line draw:style-name="gr3" draw:text-style-name="P4" draw:layer="layout" svg:x1="1cm" svg:y1="16.5cm" svg:x2="10cm" svg:y2="16.5cm">
          <text:p/>
        </draw:line>
        <draw:frame draw:style-name="gr21" draw:text-style-name="P6" draw:layer="layout" svg:width="8.75cm" svg:height="0.696cm" svg:x="1.25cm" svg:y="16.5cm">
          <draw:text-box>
            <text:p text:style-name="P5">Public <text:span text:style-name="T17">Directorio</text:span> <text:span text:style-name="T18">globalList</text:span></text:p>
          </draw:text-box>
        </draw:frame>
        <draw:line draw:style-name="gr3" draw:text-style-name="P4" draw:layer="layout" svg:x1="1cm" svg:y1="20.25cm" svg:x2="10cm" svg:y2="20.25cm">
          <text:p/>
        </draw:line>
        <draw:frame draw:style-name="gr13" draw:text-style-name="P6" draw:layer="layout" svg:width="8.75cm" svg:height="0.891cm" svg:x="1.25cm" svg:y="17.109cm">
          <draw:text-box>
            <text:p text:style-name="P5">Private <text:span text:style-name="T17">JButton</text:span> <text:span text:style-name="T18">Buscar</text:span></text:p>
          </draw:text-box>
        </draw:frame>
        <draw:frame draw:style-name="gr21" draw:text-style-name="P6" draw:layer="layout" svg:width="8.75cm" svg:height="0.696cm" svg:x="1.25cm" svg:y="17.554cm">
          <draw:text-box>
            <text:p text:style-name="P5">Private <text:span text:style-name="T17">JButton</text:span> <text:span text:style-name="T18">Limpiar</text:span></text:p>
          </draw:text-box>
        </draw:frame>
        <draw:frame draw:style-name="gr21" draw:text-style-name="P15" draw:layer="layout" svg:width="8.75cm" svg:height="0.696cm" svg:x="1.25cm" svg:y="15.804cm">
          <draw:text-box>
            <text:p text:style-name="P14">Extends javax.swing.JInternalFrame</text:p>
          </draw:text-box>
        </draw:frame>
        <draw:frame draw:style-name="gr21" draw:text-style-name="P6" draw:layer="layout" svg:width="8.75cm" svg:height="0.696cm" svg:x="1.25cm" svg:y="18.054cm">
          <draw:text-box>
            <text:p text:style-name="P5">Private <text:span text:style-name="T17">JTextField</text:span> <text:span text:style-name="T18">Input0</text:span></text:p>
          </draw:text-box>
        </draw:frame>
        <draw:frame draw:style-name="gr21" draw:text-style-name="P6" xml:id="id2" draw:id="id2" draw:layer="layout" svg:width="8.75cm" svg:height="0.696cm" svg:x="1.25cm" svg:y="18.554cm">
          <draw:text-box>
            <text:p text:style-name="P5">Private <text:span text:style-name="T17">JLabel</text:span> <text:span text:style-name="T18">Title0</text:span></text:p>
          </draw:text-box>
        </draw:frame>
        <draw:frame draw:style-name="gr21" draw:text-style-name="P6" draw:layer="layout" svg:width="8.75cm" svg:height="0.696cm" svg:x="1.25cm" svg:y="19cm">
          <draw:text-box>
            <text:p text:style-name="P5">Private <text:span text:style-name="T17">JTextArea</text:span> <text:span text:style-name="T18">Out0</text:span></text:p>
          </draw:text-box>
        </draw:frame>
        <draw:frame draw:style-name="gr14" draw:text-style-name="P6" draw:layer="layout" svg:width="9cm" svg:height="1.141cm" svg:x="1.25cm" svg:y="20.359cm">
          <draw:text-box>
            <text:p text:style-name="P5">Private <text:span text:style-name="T17">Void</text:span> <text:span text:style-name="T18">BorrarActionPerformed</text:span> <text:span text:style-name="T16">(ActionEvent)</text:span></text:p>
          </draw:text-box>
        </draw:frame>
        <draw:frame draw:style-name="gr14" draw:text-style-name="P6" draw:layer="layout" svg:width="9cm" svg:height="1.141cm" svg:x="1.25cm" svg:y="21.5cm">
          <draw:text-box>
            <text:p text:style-name="P5">Private <text:span text:style-name="T17">Void</text:span> <text:span text:style-name="T18">LimpiarActionPerformed</text:span> <text:span text:style-name="T16">(ActionEvent)</text:span></text:p>
          </draw:text-box>
        </draw:frame>
        <draw:frame draw:style-name="gr21" draw:text-style-name="P6" draw:layer="layout" svg:width="8.75cm" svg:height="0.696cm" svg:x="1.25cm" svg:y="22.5cm">
          <draw:text-box>
            <text:p text:style-name="P5">Public <text:span text:style-name="T16">BuscarTelefono</text:span> <text:span text:style-name="T16">(Directorio)</text:span></text:p>
          </draw:text-box>
        </draw:frame>
        <draw:frame draw:style-name="gr21" draw:text-style-name="P6" draw:layer="layout" svg:width="8.75cm" svg:height="0.696cm" svg:x="1.25cm" svg:y="23.054cm">
          <draw:text-box>
            <text:p text:style-name="P5">Private <text:span text:style-name="T17">Void</text:span> <text:span text:style-name="T18">initComponents</text:span><text:span text:style-name="T16"> ()</text:span></text:p>
          </draw:text-box>
        </draw:frame>
        <draw:frame draw:style-name="gr21" draw:text-style-name="P6" draw:layer="layout" svg:width="8.75cm" svg:height="0.696cm" svg:x="1.25cm" svg:y="19.5cm">
          <draw:text-box>
            <text:p text:style-name="P5"><text:span text:style-name="T3">Private </text:span><text:span text:style-name="T4">JScrollPane</text:span><text:span text:style-name="T3"> </text:span><text:span text:style-name="T5">jScrollPane1</text:span></text:p>
          </draw:text-box>
        </draw:frame>
        <draw:line draw:style-name="gr24" draw:text-style-name="P10" draw:layer="layout" svg:x1="14.25cm" svg:y1="3cm" svg:x2="14.25cm" svg:y2="4cm">
          <text:p/>
        </draw:line>
        <draw:custom-shape draw:style-name="gr28" draw:text-style-name="P22" xml:id="id4" draw:id="id4" draw:layer="layout" svg:width="9cm" svg:height="8.5cm" svg:x="11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9cm" svg:height="1.25cm" svg:x="11.75cm" svg:y="12.75cm">
          <draw:text-box>
            <text:p text:style-name="P2">Class <text:span text:style-name="T16">BuscarCliente</text:span></text:p>
          </draw:text-box>
        </draw:frame>
        <draw:line draw:style-name="gr3" draw:text-style-name="P4" draw:layer="layout" svg:x1="11.5cm" svg:y1="14.25cm" svg:x2="20.5cm" svg:y2="14.25cm">
          <text:p/>
        </draw:line>
        <draw:frame draw:style-name="gr21" draw:text-style-name="P6" draw:layer="layout" svg:width="8.75cm" svg:height="0.696cm" svg:x="11.75cm" svg:y="14.25cm">
          <draw:text-box>
            <text:p text:style-name="P5">Public <text:span text:style-name="T17">Directorio</text:span> <text:span text:style-name="T18">globalList</text:span></text:p>
          </draw:text-box>
        </draw:frame>
        <draw:line draw:style-name="gr3" draw:text-style-name="P4" draw:layer="layout" svg:x1="11.5cm" svg:y1="18cm" svg:x2="20.5cm" svg:y2="18cm">
          <text:p/>
        </draw:line>
        <draw:frame draw:style-name="gr13" draw:text-style-name="P6" draw:layer="layout" svg:width="8.75cm" svg:height="0.891cm" svg:x="11.75cm" svg:y="14.859cm">
          <draw:text-box>
            <text:p text:style-name="P5">Private <text:span text:style-name="T17">JButton</text:span> <text:span text:style-name="T18">Buscar</text:span></text:p>
          </draw:text-box>
        </draw:frame>
        <draw:frame draw:style-name="gr21" draw:text-style-name="P6" draw:layer="layout" svg:width="8.75cm" svg:height="0.696cm" svg:x="11.75cm" svg:y="15.304cm">
          <draw:text-box>
            <text:p text:style-name="P5">Private <text:span text:style-name="T17">JButton</text:span> <text:span text:style-name="T18">Limpiar</text:span></text:p>
          </draw:text-box>
        </draw:frame>
        <draw:frame draw:style-name="gr21" draw:text-style-name="P15" draw:layer="layout" svg:width="8.75cm" svg:height="0.696cm" svg:x="11.75cm" svg:y="13.554cm">
          <draw:text-box>
            <text:p text:style-name="P14">Extends javax.swing.JInternalFrame</text:p>
          </draw:text-box>
        </draw:frame>
        <draw:frame draw:style-name="gr21" draw:text-style-name="P6" draw:layer="layout" svg:width="8.75cm" svg:height="0.696cm" svg:x="11.75cm" svg:y="15.804cm">
          <draw:text-box>
            <text:p text:style-name="P5">Private <text:span text:style-name="T17">JTextField</text:span> <text:span text:style-name="T18">NInput0</text:span></text:p>
          </draw:text-box>
        </draw:frame>
        <draw:frame draw:style-name="gr21" draw:text-style-name="P6" draw:layer="layout" svg:width="8.75cm" svg:height="0.696cm" svg:x="11.75cm" svg:y="16.304cm">
          <draw:text-box>
            <text:p text:style-name="P5">Private <text:span text:style-name="T17">JLabel</text:span> <text:span text:style-name="T18">Title0</text:span></text:p>
          </draw:text-box>
        </draw:frame>
        <draw:frame draw:style-name="gr21" draw:text-style-name="P6" draw:layer="layout" svg:width="8.75cm" svg:height="0.696cm" svg:x="11.75cm" svg:y="16.75cm">
          <draw:text-box>
            <text:p text:style-name="P5">Private <text:span text:style-name="T17">JTextArea</text:span> <text:span text:style-name="T18">Out0</text:span></text:p>
          </draw:text-box>
        </draw:frame>
        <draw:frame draw:style-name="gr14" draw:text-style-name="P6" draw:layer="layout" svg:width="9cm" svg:height="1.141cm" svg:x="11.75cm" svg:y="17.859cm">
          <draw:text-box>
            <text:p text:style-name="P5">Private <text:span text:style-name="T17">Void</text:span> <text:span text:style-name="T18">BuscarActionPerformed</text:span> <text:span text:style-name="T16">(ActionEvent)</text:span></text:p>
          </draw:text-box>
        </draw:frame>
        <draw:frame draw:style-name="gr14" draw:text-style-name="P6" draw:layer="layout" svg:width="9cm" svg:height="1.141cm" svg:x="11.75cm" svg:y="18.859cm">
          <draw:text-box>
            <text:p text:style-name="P5">Private <text:span text:style-name="T17">Void</text:span> <text:span text:style-name="T18">LimpiarActionPerformed</text:span> <text:span text:style-name="T16">(ActionEvent)</text:span></text:p>
          </draw:text-box>
        </draw:frame>
        <draw:frame draw:style-name="gr21" draw:text-style-name="P6" draw:layer="layout" svg:width="8.75cm" svg:height="0.696cm" svg:x="11.75cm" svg:y="19.75cm">
          <draw:text-box>
            <text:p text:style-name="P5">Public <text:span text:style-name="T16">BuscarCliente</text:span> <text:span text:style-name="T16">(Directorio)</text:span></text:p>
          </draw:text-box>
        </draw:frame>
        <draw:frame draw:style-name="gr21" draw:text-style-name="P6" draw:layer="layout" svg:width="8.75cm" svg:height="0.696cm" svg:x="11.75cm" svg:y="20.25cm">
          <draw:text-box>
            <text:p text:style-name="P5">Private <text:span text:style-name="T17">Void</text:span> <text:span text:style-name="T18">initComponents</text:span><text:span text:style-name="T16"> ()</text:span></text:p>
          </draw:text-box>
        </draw:frame>
        <draw:frame draw:style-name="gr21" draw:text-style-name="P6" draw:layer="layout" svg:width="8.75cm" svg:height="0.696cm" svg:x="11.75cm" svg:y="17.25cm">
          <draw:text-box>
            <text:p text:style-name="P5"><text:span text:style-name="T3">Private </text:span><text:span text:style-name="T4">JScrollPane</text:span><text:span text:style-name="T3"> </text:span><text:span text:style-name="T5">jScrollPane1</text:span></text:p>
          </draw:text-box>
        </draw:frame>
        <draw:line draw:style-name="gr3" draw:text-style-name="P4" xml:id="id3" draw:id="id3" draw:layer="layout" svg:x1="12.75cm" svg:y1="3cm" svg:x2="11cm" svg:y2="3cm">
          <text:p/>
        </draw:line>
        <draw:connector draw:style-name="gr29" draw:text-style-name="P4" draw:layer="layout" draw:line-skew="0.501cm" svg:x1="11cm" svg:y1="3cm" svg:x2="11.5cm" svg:y2="16.75cm" draw:start-shape="id3" draw:start-glue-point="3" draw:end-shape="id4" draw:end-glue-point="3" svg:d="M11000 3000v13750h500" svg:viewBox="0 0 501 13751">
          <text:p/>
        </draw:connector>
        <draw:custom-shape draw:style-name="gr30" draw:text-style-name="P23" xml:id="id5" draw:id="id5" draw:layer="layout" svg:width="9cm" svg:height="7cm" svg:x="11.5cm" svg:y="20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9cm" svg:height="1.25cm" svg:x="11.75cm" svg:y="21.19cm">
          <draw:text-box>
            <text:p text:style-name="P2">Class <text:span text:style-name="T16">BuscarPorCiudad</text:span></text:p>
          </draw:text-box>
        </draw:frame>
        <draw:line draw:style-name="gr3" draw:text-style-name="P4" draw:layer="layout" svg:x1="11.5cm" svg:y1="22.69cm" svg:x2="20.5cm" svg:y2="22.69cm">
          <text:p/>
        </draw:line>
        <draw:frame draw:style-name="gr21" draw:text-style-name="P6" draw:layer="layout" svg:width="8.75cm" svg:height="0.696cm" svg:x="11.75cm" svg:y="22.69cm">
          <draw:text-box>
            <text:p text:style-name="P5">Public <text:span text:style-name="T17">Directorio</text:span> <text:span text:style-name="T18">globalList</text:span></text:p>
          </draw:text-box>
        </draw:frame>
        <draw:line draw:style-name="gr3" draw:text-style-name="P4" draw:layer="layout" svg:x1="11.5cm" svg:y1="25.94cm" svg:x2="20.5cm" svg:y2="25.94cm">
          <text:p/>
        </draw:line>
        <draw:frame draw:style-name="gr13" draw:text-style-name="P6" draw:layer="layout" svg:width="8.75cm" svg:height="0.891cm" svg:x="11.75cm" svg:y="23.103cm">
          <draw:text-box>
            <text:p text:style-name="P5">Private <text:span text:style-name="T17">JButton</text:span> <text:span text:style-name="T18">Buscar</text:span></text:p>
          </draw:text-box>
        </draw:frame>
        <draw:frame draw:style-name="gr21" draw:text-style-name="P6" draw:layer="layout" svg:width="8.75cm" svg:height="0.696cm" svg:x="11.75cm" svg:y="23.548cm">
          <draw:text-box>
            <text:p text:style-name="P5">Private <text:span text:style-name="T17">JButton</text:span> <text:span text:style-name="T18">Limpiar</text:span></text:p>
          </draw:text-box>
        </draw:frame>
        <draw:frame draw:style-name="gr21" draw:text-style-name="P15" draw:layer="layout" svg:width="8.75cm" svg:height="0.696cm" svg:x="11.75cm" svg:y="21.994cm">
          <draw:text-box>
            <text:p text:style-name="P14">Extends javax.swing.JInternalFrame</text:p>
          </draw:text-box>
        </draw:frame>
        <draw:frame draw:style-name="gr21" draw:text-style-name="P6" draw:layer="layout" svg:width="8.75cm" svg:height="0.696cm" svg:x="11.75cm" svg:y="24.048cm">
          <draw:text-box>
            <text:p text:style-name="P5">Private <text:span text:style-name="T17">JTextField</text:span> <text:span text:style-name="T18">Input0</text:span></text:p>
          </draw:text-box>
        </draw:frame>
        <draw:frame draw:style-name="gr21" draw:text-style-name="P6" draw:layer="layout" svg:width="8.75cm" svg:height="0.696cm" svg:x="11.75cm" svg:y="24.548cm">
          <draw:text-box>
            <text:p text:style-name="P5">Private <text:span text:style-name="T17">JLabel</text:span> <text:span text:style-name="T18">Title0</text:span></text:p>
          </draw:text-box>
        </draw:frame>
        <draw:frame draw:style-name="gr21" draw:text-style-name="P6" draw:layer="layout" svg:width="8.75cm" svg:height="0.696cm" svg:x="11.75cm" svg:y="24.994cm">
          <draw:text-box>
            <text:p text:style-name="P5">Private <text:span text:style-name="T17">JTextArea</text:span> <text:span text:style-name="T18">Out0</text:span></text:p>
          </draw:text-box>
        </draw:frame>
        <draw:frame draw:style-name="gr14" draw:text-style-name="P25" draw:layer="layout" svg:width="9cm" svg:height="1.141cm" svg:x="11.75cm" svg:y="25.94cm">
          <draw:text-box>
            <text:p text:style-name="P24"><text:span text:style-name="T19">Private </text:span><text:span text:style-name="T20">Void</text:span><text:span text:style-name="T19"> </text:span><text:span text:style-name="T21">BorrarActionPerformed</text:span><text:span text:style-name="T19"> </text:span><text:span text:style-name="T22">(ActionEvent)</text:span></text:p>
          </draw:text-box>
        </draw:frame>
        <draw:frame draw:style-name="gr31" draw:text-style-name="P25" draw:layer="layout" svg:width="9cm" svg:height="0.607cm" svg:x="11.75cm" svg:y="26.333cm">
          <draw:text-box>
            <text:p text:style-name="P24"><text:span text:style-name="T19">Private </text:span><text:span text:style-name="T20">Void</text:span><text:span text:style-name="T19"> </text:span><text:span text:style-name="T21">LimpiarActionPerformed</text:span><text:span text:style-name="T19"> </text:span><text:span text:style-name="T22">(ActionEvent)</text:span></text:p>
          </draw:text-box>
        </draw:frame>
        <draw:frame draw:style-name="gr21" draw:text-style-name="P25" draw:layer="layout" svg:width="8.75cm" svg:height="0.696cm" svg:x="11.75cm" svg:y="26.744cm">
          <draw:text-box>
            <text:p text:style-name="P24"><text:span text:style-name="T19">Public </text:span><text:span text:style-name="T22">BuscarCliente</text:span><text:span text:style-name="T19"> </text:span><text:span text:style-name="T22">(Directorio)</text:span></text:p>
          </draw:text-box>
        </draw:frame>
        <draw:frame draw:style-name="gr21" draw:text-style-name="P25" draw:layer="layout" svg:width="8.75cm" svg:height="0.696cm" svg:x="11.75cm" svg:y="27.19cm">
          <draw:text-box>
            <text:p text:style-name="P24"><text:span text:style-name="T19">Private </text:span><text:span text:style-name="T20">Void</text:span><text:span text:style-name="T19"> </text:span><text:span text:style-name="T21">initComponents</text:span><text:span text:style-name="T22"> ()</text:span></text:p>
          </draw:text-box>
        </draw:frame>
        <draw:frame draw:style-name="gr21" draw:text-style-name="P6" draw:layer="layout" svg:width="8.75cm" svg:height="0.696cm" svg:x="11.75cm" svg:y="25.411cm">
          <draw:text-box>
            <text:p text:style-name="P5"><text:span text:style-name="T3">Private </text:span><text:span text:style-name="T4">JScrollPane</text:span><text:span text:style-name="T3"> </text:span><text:span text:style-name="T5">jScrollPane1</text:span></text:p>
          </draw:text-box>
        </draw:frame>
        <draw:line draw:style-name="gr3" draw:text-style-name="P4" draw:layer="layout" svg:x1="12.75cm" svg:y1="2.75cm" svg:x2="10.75cm" svg:y2="2.75cm">
          <text:p/>
        </draw:line>
        <draw:connector draw:style-name="gr29" draw:text-style-name="P4" draw:layer="layout" draw:line-skew="-0.125cm" svg:x1="10.75cm" svg:y1="2.75cm" svg:x2="11.5cm" svg:y2="24.44cm" draw:end-shape="id5" draw:end-glue-point="3" svg:d="M10750 2750v21690h750" svg:viewBox="0 0 751 21691">
          <text:p/>
        </draw:connector>
        <draw:frame draw:style-name="gr2" draw:text-style-name="P12" draw:layer="layout" svg:width="2.25cm" svg:height="1cm" svg:x="10.5cm" svg:y="1cm">
          <draw:text-box>
            <text:p text:style-name="P11"><text:span text:style-name="T8">Usa un</text:span></text:p>
            <text:p text:style-name="P11"><text:span text:style-name="T8">(1-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2" svg:font-family="'Source Code Pro'" style:font-pitch="fixed"/>
    <style:font-face style:name="Source Code Pro" svg:font-family="'Source Code Pro'" style:font-adornments="Bold" style:font-pitch="fixed"/>
    <style:font-face style:name="Source Code Pro1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0:59:41.460868304</meta:creation-date>
    <dc:date>2021-04-30T13:17:11.899635633</dc:date>
    <meta:editing-duration>PT2M17S</meta:editing-duration>
    <meta:editing-cycles>1</meta:editing-cycles>
    <meta:document-statistic meta:object-count="150"/>
    <meta:generator>LibreOffice/7.0.4.2$Linux_X86_64 LibreOffice_project/dcf040e67528d9187c66b2379df5ea4407429775</meta:generator>
  </office:meta>
</office:document-meta>
</file>